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4fd" officeooo:paragraph-rsid="001bf4fd"/>
    </style:style>
    <style:style style:name="P2" style:family="paragraph" style:parent-style-name="Standard">
      <style:paragraph-properties fo:text-align="center" style:justify-single-word="false"/>
      <style:text-properties style:font-name="Linux Libertine G" fo:font-size="20pt" style:text-underline-style="solid" style:text-underline-width="auto" style:text-underline-color="font-color" fo:font-weight="bold" officeooo:rsid="001bf4fd" officeooo:paragraph-rsid="001bf4fd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officeooo:rsid="001ca00d" officeooo:paragraph-rsid="001ca00d" style:font-size-asian="14pt" style:font-size-complex="14pt"/>
    </style:style>
    <style:style style:name="P4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ca00d" style:font-size-asian="12pt" style:font-size-complex="12pt"/>
    </style:style>
    <style:style style:name="P5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d187d" style:font-size-asian="12pt" style:font-size-complex="12pt"/>
    </style:style>
    <style:style style:name="P6" style:family="paragraph" style:parent-style-name="Standard" style:list-style-name="L1">
      <style:paragraph-properties fo:line-height="115%"/>
      <style:text-properties officeooo:rsid="001ca00d" officeooo:paragraph-rsid="001ca00d"/>
    </style:style>
    <style:style style:name="P7" style:family="paragraph" style:parent-style-name="Standard" style:list-style-name="L1">
      <style:paragraph-properties fo:line-height="115%"/>
      <style:text-properties officeooo:rsid="001d187d" officeooo:paragraph-rsid="001d187d"/>
    </style:style>
    <style:style style:name="P8" style:family="paragraph" style:parent-style-name="Standard" style:list-style-name="L1">
      <style:paragraph-properties fo:line-height="115%"/>
      <style:text-properties officeooo:rsid="00220c8e" officeooo:paragraph-rsid="00220c8e"/>
    </style:style>
    <style:style style:name="P9" style:family="paragraph" style:parent-style-name="Standard" style:list-style-name="L1">
      <style:paragraph-properties fo:line-height="115%"/>
      <style:text-properties officeooo:rsid="001e2686" officeooo:paragraph-rsid="001e2686"/>
    </style:style>
    <style:style style:name="P10" style:family="paragraph" style:parent-style-name="Standard" style:list-style-name="L1">
      <style:paragraph-properties fo:line-height="115%"/>
      <style:text-properties officeooo:rsid="002013ae" officeooo:paragraph-rsid="002013ae"/>
    </style:style>
    <style:style style:name="P11" style:family="paragraph" style:parent-style-name="Standard" style:list-style-name="L1">
      <style:paragraph-properties fo:line-height="115%"/>
      <style:text-properties officeooo:rsid="001dc5f8" officeooo:paragraph-rsid="001dc5f8"/>
    </style:style>
    <style:style style:name="P12" style:family="paragraph" style:parent-style-name="Standard" style:list-style-name="L1">
      <style:paragraph-properties fo:line-height="115%"/>
      <style:text-properties officeooo:rsid="00236c3f" officeooo:paragraph-rsid="00236c3f"/>
    </style:style>
    <style:style style:name="T1" style:family="text">
      <style:text-properties officeooo:rsid="001ca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Technique: <text:span text:style-name="T1">Opérateur Mobile</text:span></text:p>
      <text:p text:style-name="P1"/>
      <text:p text:style-name="P1"/>
      <text:p text:style-name="P1"/>
      <text:list xml:id="list552512403" text:style-name="L1">
        <text:list-item>
          <text:p text:style-name="P3">Fonctionnalités:</text:p>
          <text:list>
            <text:list-item>
              <text:p text:style-name="P4">Utilisateur peut:</text:p>
              <text:list>
                <text:list-item>
                  <text:p text:style-name="P6">envoyer des messages, </text:p>
                </text:list-item>
                <text:list-item>
                  <text:p text:style-name="P6">effectuer des appels, </text:p>
                </text:list-item>
                <text:list-item>
                  <text:p text:style-name="P6">naviguer sur internet</text:p>
                </text:list-item>
                <text:list-item>
                  <text:p text:style-name="P7">voir liste des offres</text:p>
                </text:list-item>
                <text:list-item>
                  <text:p text:style-name="P7">acheter offre</text:p>
                  <text:list>
                    <text:list-item>
                      <text:p text:style-name="P8">via crédit</text:p>
                    </text:list-item>
                    <text:list-item>
                      <text:p text:style-name="P8">via mobile money</text:p>
                    </text:list-item>
                  </text:list>
                </text:list-item>
                <text:list-item>
                  <text:p text:style-name="P7">Avoir crédit</text:p>
                  <text:list>
                    <text:list-item>
                      <text:p text:style-name="P7">acheter crédit</text:p>
                      <text:list>
                        <text:list-item>
                          <text:p text:style-name="P8">via simple input</text:p>
                        </text:list-item>
                        <text:list-item>
                          <text:p text:style-name="P8">via mobile money</text:p>
                        </text:list-item>
                      </text:list>
                    </text:list-item>
                    <text:list-item>
                      <text:p text:style-name="P7">transferer crédit</text:p>
                    </text:list-item>
                    <text:list-item>
                      <text:p text:style-name="P9">solde crédit</text:p>
                    </text:list-item>
                  </text:list>
                </text:list-item>
                <text:list-item>
                  <text:p text:style-name="P7">voir reste de ses offres</text:p>
                </text:list-item>
                <text:list-item>
                  <text:p text:style-name="P7">Avoir un compte mobile money</text:p>
                  <text:list>
                    <text:list-item>
                      <text:p text:style-name="P7">dépôt argent</text:p>
                    </text:list-item>
                    <text:list-item>
                      <text:p text:style-name="P7">retrait argent</text:p>
                    </text:list-item>
                    <text:list-item>
                      <text:p text:style-name="P7">transferer argent</text:p>
                    </text:list-item>
                    <text:list-item>
                      <text:p text:style-name="P10">solde mobile money</text:p>
                    </text:list-item>
                  </text:list>
                </text:list-item>
                <text:list-item>
                  <text:p text:style-name="P7">Voir historique appel</text:p>
                </text:list-item>
              </text:list>
            </text:list-item>
            <text:list-item>
              <text:p text:style-name="P5">Administrateur peut:</text:p>
              <text:list>
                <text:list-item>
                  <text:p text:style-name="P7">créer offre</text:p>
                </text:list-item>
                <text:list-item>
                  <text:p text:style-name="P11">insérer les tarifications</text:p>
                  <text:list>
                    <text:list-item>
                      <text:p text:style-name="P11">message (interne, externe)</text:p>
                    </text:list-item>
                    <text:list-item>
                      <text:p text:style-name="P11">appel (interne, externe)</text:p>
                    </text:list-item>
                  </text:list>
                </text:list-item>
                <text:list-item>
                  <text:p text:style-name="P7">voir liste des offres</text:p>
                </text:list-item>
                <text:list-item>
                  <text:p text:style-name="P7">voir Statistiques</text:p>
                  <text:list>
                    <text:list-item>
                      <text:p text:style-name="P7">les offres les plus utilisés</text:p>
                    </text:list-item>
                    <text:list-item>
                      <text:p text:style-name="P11">consommation de message, appel, internet journalier</text:p>
                    </text:list-item>
                  </text:list>
                </text:list-item>
                <text:list-item>
                  <text:p text:style-name="P12">Valider les dépô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59:33.042000000</meta:creation-date>
    <dc:date>2021-03-18T10:27:32.674000000</dc:date>
    <meta:editing-duration>PT57M11S</meta:editing-duration>
    <meta:editing-cycles>8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3" meta:word-count="128" meta:character-count="693" meta:non-whitespace-character-count="628"/>
  </office:meta>
</office:document-meta>
</file>